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98cm" fo:min-width="2.10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98cm" fo:min-width="2.87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98cm" fo:min-width="2.60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98cm" fo:min-width="0.159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98cm" fo:min-width="2.365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45cm"/>
    </style:style>
    <style:style style:name="gr9" style:family="graphic" style:parent-style-name="standard">
      <style:graphic-properties draw:stroke="none" svg:stroke-color="#000000" draw:fill="none" draw:fill-color="#ffffff" fo:min-height="0.473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849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659cm" svg:height="1.6cm" svg:x="1.1cm" svg:y="4cm">
          <text:p text:style-name="P1"><text:span text:style-name="T1"><text:s/></text:span><text:span text:style-name="T2">タグ</text:span><text:span text:style-name="T1"> </text:span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3cm" svg:height="1.6cm" svg:x="4.503cm" svg:y="4cm">
          <text:p text:style-name="P1"><text:span text:style-name="T1"><text:s/></text:span><text:span text:style-name="T2">ウェイクアップ</text:span></text:p>
          <text:p text:style-name="P1"><text:span text:style-name="T2">論理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6cm" svg:height="1.6cm" svg:x="10.4cm" svg:y="4cm">
          <text:p text:style-name="P1"><text:span text:style-name="T2"><text:s/></text:span><text:span text:style-name="T2">選択論理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11cm" svg:height="1.6cm" svg:x="15.288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17cm" svg:height="1.6cm" svg:x="16.883cm" svg:y="4cm">
          <text:p text:style-name="P1"><text:span text:style-name="T1"><text:s/></text:span><text:span text:style-name="T2">ペイロード</text:span></text:p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2cm" svg:y1="3cm" svg:x2="6.2cm" svg:y2="4cm">
          <text:p/>
        </draw:line>
        <draw:line draw:style-name="gr7" draw:text-style-name="P4" draw:layer="layout" svg:x1="2.6cm" svg:y1="3cm" svg:x2="6.2cm" svg:y2="3cm">
          <text:p/>
        </draw:line>
        <draw:line draw:style-name="gr7" draw:text-style-name="P4" draw:layer="layout" svg:x1="2.6cm" svg:y1="3cm" svg:x2="2.6cm" svg:y2="4cm">
          <text:p/>
        </draw:line>
        <draw:frame draw:style-name="gr8" draw:text-style-name="P5" draw:layer="layout" svg:width="1.5cm" svg:height="0.7cm" svg:x="3.9cm" svg:y="2.2cm">
          <draw:text-box>
            <text:p><text:span text:style-name="T2">タグ</text:span></text:p>
          </draw:text-box>
        </draw:frame>
        <draw:line draw:style-name="gr6" draw:text-style-name="P4" draw:layer="layout" svg:x1="7.9cm" svg:y1="4.89cm" svg:x2="10.4cm" svg:y2="4.9cm">
          <text:p/>
        </draw:line>
        <draw:frame draw:style-name="gr9" draw:text-style-name="P5" draw:layer="layout" svg:width="2.7cm" svg:height="0.723cm" svg:x="8cm" svg:y="4.077cm">
          <draw:text-box>
            <text:p><text:span text:style-name="T2">リクエスト</text:span></text:p>
          </draw:text-box>
        </draw:frame>
        <draw:line draw:style-name="gr6" draw:text-style-name="P4" draw:layer="layout" svg:x1="13.587cm" svg:y1="4.885cm" svg:x2="15.3cm" svg:y2="4.9cm">
          <text:p/>
        </draw:line>
        <draw:frame draw:style-name="gr9" draw:text-style-name="P5" draw:layer="layout" svg:width="2.7cm" svg:height="0.723cm" svg:x="13.487cm" svg:y="4.072cm">
          <draw:text-box>
            <text:p><text:span text:style-name="T2">グラント</text:span></text:p>
          </draw:text-box>
        </draw:frame>
        <draw:custom-shape draw:style-name="gr10" draw:text-style-name="P6" draw:layer="layout" svg:width="0.65cm" svg:height="0.35cm" draw:transform="rotate (1.5707963267949) translate (15.657cm 5.21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4" draw:layer="layout" svg:x1="15.975cm" svg:y1="4.89cm" svg:x2="16.9cm" svg:y2="4.9cm">
          <text:p/>
        </draw:line>
        <draw:line draw:style-name="gr7" draw:text-style-name="P4" draw:layer="layout" svg:x1="14.3cm" svg:y1="4.9cm" svg:x2="14.3cm" svg:y2="6.3cm">
          <text:p/>
        </draw:line>
        <draw:line draw:style-name="gr7" draw:text-style-name="P4" draw:layer="layout" svg:x1="2.6cm" svg:y1="6.3cm" svg:x2="14.3cm" svg:y2="6.3cm">
          <text:p/>
        </draw:line>
        <draw:line draw:style-name="gr6" draw:text-style-name="P4" draw:layer="layout" svg:x1="2.6cm" svg:y1="6.3cm" svg:x2="2.6cm" svg:y2="5.6cm">
          <text:p/>
        </draw:line>
        <draw:line draw:style-name="gr6" draw:text-style-name="P4" draw:layer="layout" svg:x1="18.3cm" svg:y1="5.587cm" svg:x2="18.3cm" svg:y2="6.587cm">
          <text:p/>
        </draw:line>
        <draw:frame draw:style-name="gr11" draw:text-style-name="P5" draw:layer="layout" svg:width="3.013cm" svg:height="1.099cm" svg:x="17.187cm" svg:y="6.7cm">
          <draw:text-box>
            <text:p><text:span text:style-name="T2">実行ユニット</text:span></text:p>
          </draw:text-box>
        </draw:frame>
        <draw:custom-shape draw:style-name="gr12" draw:text-style-name="P7" draw:layer="layout" svg:width="0.2cm" svg:height="0.2cm" svg:x="14.2cm" svg:y="4.7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2-21T16:15:58.224123308</dc:date>
    <meta:editing-duration>P2DT11H17M37S</meta:editing-duration>
    <meta:editing-cycles>97</meta:editing-cycles>
    <meta:generator>LibreOffice/6.0.7.3$Linux_X86_64 LibreOffice_project/00m0$Build-3</meta:generator>
    <meta:document-statistic meta:object-count="21"/>
  </office:meta>
</office:document-meta>
</file>